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me Programmable Logic Controller specification</text:p>
      <text:p text:style-name="Standard"/>
      <text:p text:style-name="P1">Synopsis</text:p>
      <text:p text:style-name="Standard"/>
      <text:p text:style-name="P2">Game Programmable Logic Controller (GPLC) is a language interpreted by the Game :: Dangerous engine that allows for programmable game logic. <text:s/>This document describes the language and how it interacts with the rest of the engine to modify game state. <text:s/>It was written as a reference guide to assist the project author with development and for anyone else who had an educational interest or wanted to develop content for the engine.</text:p>
      <text:p text:style-name="P2"/>
      <text:p text:style-name="P1">Language paradigm and structure</text:p>
      <text:p text:style-name="P1"/>
      <text:p text:style-name="P2">GPLC could be described as a hybrid procedural and functional language. <text:s/>A program consists of a set of op – codes that are executed in a sequence, which may depend on the result of conditional branches. <text:s/>This sequence is one directional, in that execution cannot branch back to op – codes that have already been run in this run of the program. <text:s/>Programs can send signals to other programs as well as themselves in order to trigger the recipient to run, which is how looping is effectively achieved. <text:s/>A program that sends a signal to itself and creates an execution loop is analogous to the way function recursion is used in languages such as Haskell. <text:s/>Also, the values in the scope of a program can be updated but the new values will only be in effect the next time the program is run, making them immutable within any particular run of a program.</text:p>
      <text:p text:style-name="P2"/>
      <text:p text:style-name="P1">The environment that programs run in</text:p>
      <text:p text:style-name="P2"/>
      <text:p text:style-name="P2">GPLC programs are used to update game state on a per frame basis.</text:p>
      <text:p text:style-name="P2"/>
      <text:p text:style-name="P1">Terms</text:p>
      <text:p text:style-name="Standard"/>
      <text:p text:style-name="Standard">The interpreter is implemented in Haskell and interprets a language that has its own types. <text:s/>To distinguish between references to these two things, Haskell types appear as in Haskell code and GPLC types are fully capitalised (i.e. Int (Haskell) vs INT (GPLC)).</text:p>
      <text:p text:style-name="Standard"/>
      <text:p text:style-name="Standard">op – code: Programs are composed of op – codes, each of which takes some arguments and can perform some of the actions described in the synopsis. <text:s/>The values of <text:s/>non – constant arguments can be <text:s/>considered immutable, as any change made to them will only be effective the next time the program is run.</text:p>
      <text:p text:style-name="Standard"/>
      <text:p text:style-name="Standard">Program list: This is a list of integers, divided into the signal list, code list and data list by values of 536870911. <text:s/>It completely defines a program's state.</text:p>
      <text:p text:style-name="Standard"/>
      <text:p text:style-name="Standard">Signal list: This list consists of sets of three integers, where the values are interpreted as follows at the start of a program run.</text:p>
      <text:p text:style-name="Standard"/>
      <text:p text:style-name="Standard">value 0: A program will only run if it receives a signal whose value matches this.</text:p>
      <text:p text:style-name="Standard"/>
      <text:p text:style-name="Standard">value 1: The offset from the start of the code list of the code block that will run.</text:p>
      <text:p text:style-name="Standard"/>
      <text:p text:style-name="Standard">value 2: The length of the code block to be run.</text:p>
      <text:p text:style-name="Standard"/>
      <text:p text:style-name="Standard">Code list: The list of op – codes and their arguments.</text:p>
      <text:p text:style-name="Standard"/>
      <text:p text:style-name="Standard">Data list: The list of values that can be passed by reference as arguments to op – codes.</text:p>
      <text:p text:style-name="P1"><text:soft-page-break/>Types</text:p>
      <text:p text:style-name="Standard"/>
      <text:p text:style-name="Standard">INT: Defined to be the same as the Haskell type Int.</text:p>
      <text:p text:style-name="Standard"/>
      <text:p text:style-name="Standard">FLAG: This is an integer value in the range 0 – 2. <text:s/>Passing a value outside this range as an op – code argument of this type will cause a run time error in the GPLC program.</text:p>
      <text:p text:style-name="Standard"/>
      <text:p text:style-name="Standard">FLOAT: This type is derived from INT. <text:s/>Certain op - codes can take an integer value as an argument and modify a floating point value in the game state depending on this. <text:s/>In these cases the function int_to_float maps the INT type of the argument to the Haskell type Float.</text:p>
      <text:p text:style-name="Standard"/>
      <text:p text:style-name="Standard">GENERAL: This means an argument that is either of type INT or FLOAT depending on other arguments in the relevant op – code.</text:p>
      <text:p text:style-name="Standard"/>
      <text:p text:style-name="P1">Op – codes</text:p>
      <text:p text:style-name="Standard"/>
      <text:p text:style-name="Standard"><text:span text:style-name="T1">on_signal:</text:span> [signal (INT), code offset (INT), code length (INT), ...0, ...code...]</text:p>
      <text:p text:style-name="Standard"/>
      <text:p text:style-name="Standard"><text:span text:style-name="T1">if</text:span>: [mode (FLAG, a), arg0 (INT, r), arg1 (INT, r), code0 length (INT, a), code1 length (INT, a), code0, code1] (1)</text:p>
      <text:p text:style-name="Standard"/>
      <text:p text:style-name="Standard">Branch to one of two code blocks depending on the result of a conditional expression. <text:s/>The value of mode determines what condition is tested as follows. <text:s/>[pseudo code]</text:p>
      <text:p text:style-name="Standard"/>
      <text:p text:style-name="Standard">case mode == 0: if arg0 == arg1 then run code0, else run code1</text:p>
      <text:p text:style-name="Standard">case mode == 1: if arg0 &lt; arg1 then run code0, else code1</text:p>
      <text:p text:style-name="Standard">case mode == 2: if arg0 &gt; arg1 then run code0, else code1</text:p>
      <text:p text:style-name="Standard"/>
      <text:p text:style-name="Standard"><text:span text:style-name="T1">chg_state</text:span>: [state_val (INT, r), update flag (FLAG, r), update value (GENERAL, r), index (INT, INT, INT) (r)] (2)</text:p>
      <text:p text:style-name="Standard"/>
      <text:p text:style-name="Standard">Change a value within the Obj_place structure of a grid location in the Wall_grid array. <text:s/>The arguments are interpreted as follows.</text:p>
      <text:p text:style-name="Standard"/>
      <text:p text:style-name="Standard">state_val: Refers to the field in Obj_place to be changed, with 0 – 10 referring to fields in the order they are defined but with rotation expanded into three components. <text:s/>Only obj_flag is excluded.</text:p>
      <text:p text:style-name="Standard"/>
      <text:p text:style-name="Standard">update flag: 0 means the field will be incremented by the update value, 1 means it will be replaced by it and 2 means it will be decremented by it.</text:p>
      <text:p text:style-name="Standard"/>
      <text:p text:style-name="Standard">update value: The value to replace or be added to the existing value.</text:p>
      <text:p text:style-name="Standard"/>
      <text:p text:style-name="Standard">index: The index in the Wall_grid array containing the target Obj_place structure.</text:p>
      <text:p text:style-name="Standard"/>
      <text:p text:style-name="Standard"><text:span text:style-name="T1">chg_grid: (Wall_grid):</text:span> [mode (INT, r), index0 (INT, INT, INT) (r), index1 (INT, INT, INT) (r)] (3)</text:p>
      <text:p text:style-name="Standard"/>
      <text:p text:style-name="Standard">Clear (i.e. set to a default value), move or copy the value of an element in the Wall_grid array. <text:s/>The arguments are interpreted as follows.</text:p>
      <text:p text:style-name="Standard"/>
      <text:p text:style-name="Standard">mode: 0 means clear the value, 1 means move it and 2 means copy it.</text:p>
      <text:p text:style-name="Standard"/>
      <text:p text:style-name="Standard">index0, index1: The one or two indices in the array that are affected. <text:s/>For move operations the move <text:soft-page-break/>is from index0 to index1 and for copy operations the value at index0 is copied.</text:p>
      <text:p text:style-name="Standard"/>
      <text:p text:style-name="Standard"><text:span text:style-name="T1">send_signal:</text:span> [signal (INT, r), destination (INT, INT, INT) (r)] (4)</text:p>
      <text:p text:style-name="Standard"/>
      <text:p text:style-name="Standard">Send a signal to a program, which can include the same program that is sending the signal. <text:s/>The arguments are interpreted as follows.</text:p>
      <text:p text:style-name="Standard"/>
      <text:p text:style-name="Standard">signal: The signal to be sent.</text:p>
      <text:p text:style-name="Standard"/>
      <text:p text:style-name="Standard">destination: The index in the obj_grid array that holds the target program.</text:p>
      <text:p text:style-name="Standard"/>
      <text:p text:style-name="Standard"><text:span text:style-name="T1">chg_value:</text:span> [val (INT, r), update flag (FLAG, r), update value (INT, r), location (INT, INT, INT) (r)] (5)</text:p>
      <text:p text:style-name="Standard"/>
      <text:p text:style-name="Standard">Change any value in the program list of the current program or any other program (note the immutable nature of values discussed above). <text:s/>The design of the assembler means this op – code can only be used to update values in the data list, although this is not a limitation of the op – code itself (see description of the block op – code below).</text:p>
      <text:p text:style-name="Standard"/>
      <text:p text:style-name="Standard">val: The offset from the start of the targeted program list containing the value to change.</text:p>
      <text:p text:style-name="Standard"/>
      <text:p text:style-name="Standard">update flag: 0 means the value will be incremented by the update value, 1 means it will be replaced by it and 2 means it will be decremented by it.</text:p>
      <text:p text:style-name="Standard"/>
      <text:p text:style-name="Standard">update value: The value used to update the value referenced in the first argument.</text:p>
      <text:p text:style-name="Standard"/>
      <text:p text:style-name="Standard">location: The index in the obj_grid array of the targeted program list.</text:p>
      <text:p text:style-name="Standard"/>
      <text:p text:style-name="Standard"><text:span text:style-name="T1">chg_floor:</text:span> [state_val (INT, r), update flag (FLAG, r), update value (GENERAL, r), index (INT, INT, INT) (r)] (6)</text:p>
      <text:p text:style-name="Standard"/>
      <text:p text:style-name="Standard">Change a value in an element of the Floor_grid array. <text:s/>The arguments are interpreted as follows.</text:p>
      <text:p text:style-name="Standard"/>
      <text:p text:style-name="Standard">state_val: Values of 0 and 1 mean the value of w_ or surface is changed, respectively.</text:p>
      <text:p text:style-name="Standard"/>
      <text:p text:style-name="Standard">update flag: This only has an effect if state_val is 0. <text:s/>0 means the value will be incremented by the update value, 1 means it will be replaced by it and 2 means it will be decremented by it.</text:p>
      <text:p text:style-name="Standard"/>
      <text:p text:style-name="Standard">update value: The value used to update the field in the Floor_grid array.</text:p>
      <text:p text:style-name="Standard"/>
      <text:p text:style-name="Standard">index: The index in the Floor_grid array of the targeted structure.</text:p>
      <text:p text:style-name="Standard"/>
      <text:p text:style-name="Standard"><text:span text:style-name="T1">chg_ps0:</text:span> [state_val (INT, r), update flag (FLAG, r), update value (INT, r)] (14)</text:p>
      <text:p text:style-name="Standard"/>
      <text:p text:style-name="Standard">Change one of the global game state values held in a field of Play_state0.. <text:s/>The arguments are interpreted as follows.</text:p>
      <text:p text:style-name="Standard"/>
      <text:p text:style-name="Standard">state_val: This refers to the value to be changed, with a valid range of 0 – 6.</text:p>
      <text:p text:style-name="Standard"/>
      <text:p text:style-name="Standard">update flag: This is interpreted as in the other op – codes it appears in.</text:p>
      <text:p text:style-name="Standard"/>
      <text:p text:style-name="Standard">update value: The value used to update the field in Play_state0.</text:p>
      <text:p text:style-name="Standard"><text:soft-page-break/></text:p>
      <text:p text:style-name="Standard"><text:span text:style-name="T1">chg_ps1:</text:span> [state_val (INT, r), update flag (FLAG, r), update value (INT, r)] (7)</text:p>
      <text:p text:style-name="Standard"/>
      <text:p text:style-name="Standard">Change one of the global game state values held in a field of Play_state1.. <text:s/>The arguments are interpreted as follows.</text:p>
      <text:p text:style-name="Standard"/>
      <text:p text:style-name="Standard">state_val: This refers to the value to be changed, with the valid range of 0 – 4 referring to the first five fields defined in Play_state1.</text:p>
      <text:p text:style-name="Standard"/>
      <text:p text:style-name="Standard">update flag: When state_val &lt; 4 this argument is interpreted as in the other op – codes it appears in. <text:s/>When state_val is 4 this is taken to be the index of the list that is the “keys” field of Play_state1 where the value is to be changed.</text:p>
      <text:p text:style-name="Standard"/>
      <text:p text:style-name="Standard">update value: The value used to update the field in Play_state1.</text:p>
      <text:p text:style-name="Standard"/>
      <text:p text:style-name="Standard"><text:span text:style-name="T1">chg_obj_type:</text:span> [update value (INT, r), destination (INT, INT, INT) (r)] (8)</text:p>
      <text:p text:style-name="Standard"/>
      <text:p text:style-name="Standard">Change the integer that is the first element of the tuple that is an element in the obj_grid array. <text:s/>This affects the collision detection properties of the associated grid cube. <text:s/>The arguments are interpreted as follows.</text:p>
      <text:p text:style-name="Standard"/>
      <text:p text:style-name="Standard">update value: The value to replace the existing value with.</text:p>
      <text:p text:style-name="Standard"/>
      <text:p text:style-name="Standard">destination: The index in the obj_grid array of the targeted structure.</text:p>
      <text:p text:style-name="Standard"/>
      <text:p text:style-name="Standard"><text:span text:style-name="T1">place_hold:</text:span> [message value (INT, r)] (9)</text:p>
      <text:p text:style-name="Standard"/>
      <text:p text:style-name="Standard">This is used for diagnostic purposes and causes the integer passed as its argument to be reported by the engine in the console.</text:p>
      <text:p text:style-name="Standard"/>
      <text:p text:style-name="Standard"><text:span text:style-name="T1">chg_grid (Obj_grid):</text:span> <text:s/>[mode (INT, r), index0 (INT, INT, INT) (r), index1 (INT, INT, INT) (r)] (10)</text:p>
      <text:p text:style-name="Standard"/>
      <text:p text:style-name="Standard">This has the same semantics as the (Wall_grid) version but instead changes the obj_grid array.</text:p>
      <text:p text:style-name="Standard"/>
      <text:p text:style-name="Standard"><text:span text:style-name="T1">copy_ps0:</text:span> [offset (INT, a), index (INT, INT, INT) (r)] (15)</text:p>
      <text:p text:style-name="Standard"/>
      <text:p text:style-name="Standard">Copy the global game state values held in Play_state0 to a location within a program list, which should be the data list section of it. <text:s/>The arguments are interpreted as follows.</text:p>
      <text:p text:style-name="Standard"/>
      <text:p text:style-name="Standard">offset: The offset within the program list where the copied section will begin.</text:p>
      <text:p text:style-name="Standard"/>
      <text:p text:style-name="Standard">index: The index in the obj_grid array of the targeted program list.</text:p>
      <text:p text:style-name="Standard"/>
      <text:p text:style-name="Standard"><text:span text:style-name="T1">copy_ps1:</text:span> [offset (INT, a), index (INT, INT, INT) (r)] (11)</text:p>
      <text:p text:style-name="Standard"/>
      <text:p text:style-name="Standard">Copy the global game state values held in Play_state1 to a location within a program list, which should be the data list section of it. <text:s/>The arguments are interpreted as follows.</text:p>
      <text:p text:style-name="Standard"/>
      <text:p text:style-name="Standard">offset: The offset within the program list where the copied section will begin.</text:p>
      <text:p text:style-name="Standard"/>
      <text:p text:style-name="Standard">index: The index in the obj_grid array of the targeted program list.</text:p>
      <text:p text:style-name="Standard"/>
      <text:p text:style-name="Standard"><text:soft-page-break/><text:span text:style-name="T1">copy_lstate:</text:span> [offset (INT, a), target (INT, INT, INT) (r), survey (INT, INT, INT) (r)] (12)</text:p>
      <text:p text:style-name="Standard"/>
      <text:p text:style-name="Standard"><text:span text:style-name="T1">pass_msg:</text:span> [message length (INT, r), ...message...] (13)</text:p>
      <text:p text:style-name="Standard"/>
      <text:p text:style-name="Standard">Pass a message to the messaging system that connects the GPLC interpreter to the proc_msg stack of functions.</text:p>
      <text:p text:style-name="Standard"/>
      <text:p text:style-name="P3">chg_save_grid: <text:span text:style-name="T2">[setting (FLAG, r), location (INT, INT, INT) (r)] (16)</text:span></text:p>
      <text:p text:style-name="P3"><text:span text:style-name="T2"/></text:p>
      <text:p text:style-name="P3"><text:span text:style-name="T2">Change the state of one of the elements of the save_grid array. <text:s/>The arguments are interpreted as follows.</text:span></text:p>
      <text:p text:style-name="P3"><text:span text:style-name="T2"/></text:p>
      <text:p text:style-name="P3"><text:span text:style-name="T2">setting: A value of 0 means set the element False, a value of 1 means set it True.</text:span></text:p>
      <text:p text:style-name="P3"><text:span text:style-name="T2"/></text:p>
      <text:p text:style-name="P3"><text:span text:style-name="T2">location: The targeted index in the save_grid array.</text:span></text:p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ven Tinsley</meta:initial-creator>
    <meta:creation-date>2016-05-14T12:32:27.04</meta:creation-date>
    <dc:date>2017-02-08T23:43:49.66</dc:date>
    <dc:creator>Steven Tinsley</dc:creator>
    <meta:editing-duration>P5DT23H23M43S</meta:editing-duration>
    <meta:editing-cycles>34</meta:editing-cycles>
    <meta:generator>OpenOffice/4.1.1$Win32 OpenOffice.org_project/411m6$Build-9775</meta:generator>
    <meta:document-statistic meta:table-count="0" meta:image-count="0" meta:object-count="0" meta:page-count="5" meta:paragraph-count="88" meta:word-count="1786" meta:character-count="10016"/>
  </office:meta>
</office:document-meta>
</file>